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automatic-styles>
    <style:style style:name="P1" style:family="paragraph" style:parent-style-name="Text_20_body" style:list-style-name="L1">
      <style:paragraph-properties fo:margin-left="0in" fo:margin-right="0in" fo:margin-top="0.1252in" fo:margin-bottom="0in" style:contextual-spacing="false" fo:orphans="2" fo:widows="2" fo:text-indent="0in" style:auto-text-indent="false" fo:padding="0in" fo:border="none"/>
    </style:style>
    <style:style style:name="P2" style:family="paragraph" style:parent-style-name="Text_20_body" style:list-style-name="L2">
      <style:paragraph-properties fo:margin-left="0in" fo:margin-right="0in" fo:margin-top="0.1252in" fo:margin-bottom="0in" style:contextual-spacing="false" fo:orphans="2" fo:widows="2" fo:text-indent="0in" style:auto-text-indent="false" fo:padding="0in" fo:border="none"/>
    </style:style>
    <style:style style:name="T1" style:family="text">
      <style:text-properties fo:font-variant="normal" fo:text-transform="none" fo:color="#111111" loext:opacity="100%" style:font-name="apple-system" fo:font-size="12pt" fo:letter-spacing="normal"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Strong_20_Emphasis"><text:span text:style-name="T1">May 19, RY 351 / SY 2132</text:span></text:span><text:span text:style-name="T1">: Shin is born in the First Sector of the Republic of San Magnolia.</text:span></text:p>
        </text:list-item>
        <text:list-item>
          <text:p text:style-name="P1"><text:span text:style-name="Strong_20_Emphasis"><text:span text:style-name="T1">RY 358</text:span></text:span><text:span text:style-name="T1">: Shin’s older brother, Shourei Nouzen, is conscripted into the military.</text:span></text:p>
        </text:list-item>
        <text:list-item>
          <text:p text:style-name="P1"><text:span text:style-name="Strong_20_Emphasis"><text:span text:style-name="T1">RY 359</text:span></text:span><text:span text:style-name="T1">: The Legion attacks the Republic, leading to the death of Shin’s parents. Shin and his brother are sent to the internment camps.</text:span></text:p>
        </text:list-item>
        <text:list-item>
          <text:p text:style-name="P1"><text:span text:style-name="Strong_20_Emphasis"><text:span text:style-name="T1">RY 360</text:span></text:span><text:span text:style-name="T1">: Shourei is killed in action, and Shin begins hearing the voices of the dead through the Para-RAID.</text:span></text:p>
        </text:list-item>
        <text:list-item>
          <text:p text:style-name="P1"><text:span text:style-name="Strong_20_Emphasis"><text:span text:style-name="T1">RY 362</text:span></text:span><text:span text:style-name="T1">: Shin joins the military and quickly rises through the ranks due to his exceptional skills.</text:span></text:p>
        </text:list-item>
        <text:list-item>
          <text:p text:style-name="P1"><text:span text:style-name="Strong_20_Emphasis"><text:span text:style-name="T1">April, RY 367</text:span></text:span><text:span text:style-name="T1">: Shin becomes the captain of the newly formed Spearhead Squadron.</text:span></text:p>
        </text:list-item>
        <text:list-item>
          <text:p text:style-name="P1"><text:span text:style-name="Strong_20_Emphasis"><text:span text:style-name="T1">May 22, RY 367</text:span></text:span><text:span text:style-name="T1">: Shin and the Spearhead Squadron receive their first Para-RAID synchronization from their new Handler, Vladilena Milizé.</text:span></text:p>
        </text:list-item>
        <text:list-item>
          <text:p text:style-name="P1"><text:span text:style-name="Strong_20_Emphasis"><text:span text:style-name="T1">Volume 1</text:span></text:span><text:span text:style-name="T1">: Shin fights a battle where his squadron is annihilated, but he survives and continues to lead new recruits.</text:span></text:p>
        </text:list-item>
        <text:list-item>
          <text:p text:style-name="P1"><text:span text:style-name="Strong_20_Emphasis"><text:span text:style-name="T1">Volume 3</text:span></text:span><text:span text:style-name="T1">: Shin and his squadron are transferred to the Federacy of Giad, where they receive better treatment and equipment.</text:span></text:p>
        </text:list-item>
        <text:list-item>
          <text:p text:style-name="P1"><text:span text:style-name="Strong_20_Emphasis"><text:span text:style-name="T1">Volume 5</text:span></text:span><text:span text:style-name="T1">: Shin participates in a major offensive against the Legion, showcasing his leadership and combat prowess.</text:span></text:p>
        </text:list-item>
        <text:list-item>
          <text:p text:style-name="P1"><text:span text:style-name="Strong_20_Emphasis"><text:span text:style-name="T1">Volume 7</text:span></text:span><text:span text:style-name="T1">: Shin confronts his brother’s ghost, finally finding closure.</text:span></text:p>
        </text:list-item>
        <text:list-item>
          <text:p text:style-name="P1"><text:span text:style-name="Strong_20_Emphasis"><text:span text:style-name="T1">Volume 10</text:span></text:span><text:span text:style-name="T1">: Shin adopts the Personal Name “Undertaker” after a significant battle, symbolizing his role as the one who guides his comrades to their final rest</text:span></text:p>
        </text:list-item>
      </text:list>
      <text:p text:style-name="Standard"><text:line-break/><text:line-break/><text:line-break/><text:span text:style-name="Strong_20_Emphasis"><text:span text:style-name="T1">Early Life</text:span></text:span><text:span text:style-name="T1">: Shin’s early years were marked by the loss of his parents during the Legion’s initial attack on the Republic. This traumatic event led to him and his brother, Shourei, being sent to internment camps.</text:span></text:p>
      <text:list text:style-name="L2">
        <text:list-item>
          <text:p text:style-name="P2"><text:span text:style-name="Strong_20_Emphasis"><text:span text:style-name="T1">Military Career</text:span></text:span><text:span text:style-name="T1">: Shin’s exceptional skills and ability to hear the voices of the dead through the Para-RAID system quickly set him apart in the military. His rise to the rank of captain of the Spearhead Squadron was a testament to his leadership and combat abilities.</text:span></text:p>
        </text:list-item>
        <text:list-item>
          <text:p text:style-name="P2"><text:span text:style-name="Strong_20_Emphasis"><text:span text:style-name="T1">Relationship with Vladilena Milizé</text:span></text:span><text:span text:style-name="T1">: Shin’s interactions with his Handler, Vladilena Milizé (Lena), are central to the story. Their relationship evolves from a formal military connection to a deep, </text:span><text:soft-page-break/><text:span text:style-name="T1">mutual understanding and respect. Lena’s determination to treat the 86 as equals and her efforts to support them from afar significantly impact Shin.</text:span></text:p>
        </text:list-item>
        <text:list-item>
          <text:p text:style-name="P2"><text:span text:style-name="Strong_20_Emphasis"><text:span text:style-name="T1">Battlefield Experiences</text:span></text:span><text:span text:style-name="T1">: Throughout the series, Shin faces numerous battles against the Legion. His tactical acumen and bravery often lead his squadron to victory, but these victories come at a high cost, with many of his comrades falling in battle.</text:span></text:p>
        </text:list-item>
        <text:list-item>
          <text:p text:style-name="P2"><text:span text:style-name="Strong_20_Emphasis"><text:span text:style-name="T1">Personal Struggles</text:span></text:span><text:span text:style-name="T1">: Shin grapples with the burden of hearing the voices of the dead, including his brother’s. This ability isolates him from others, but it also drives him to protect his comrades and seek vengeance against the Legion.</text:span></text:p>
        </text:list-item>
        <text:list-item>
          <text:p text:style-name="P2"><text:span text:style-name="Strong_20_Emphasis"><text:span text:style-name="T1">Federacy of Giad</text:span></text:span><text:span text:style-name="T1">: After being transferred to the Federacy of Giad, Shin and his squadron receive better treatment and resources. This new environment allows them to fight more effectively against the Legion and provides a glimpse of a life beyond constant warfare.</text:span></text:p>
        </text:list-item>
        <text:list-item>
          <text:p text:style-name="P2"><text:span text:style-name="Strong_20_Emphasis"><text:span text:style-name="T1">Closure with Shourei</text:span></text:span><text:span text:style-name="T1">: One of the pivotal moments in Shin’s journey is his confrontation with his brother’s ghost. This encounter allows him to find closure and move forward, no longer haunted by the past.</text:span></text:p>
        </text:list-item>
        <text:list-item>
          <text:p text:style-name="P2"><text:span text:style-name="Strong_20_Emphasis"><text:span text:style-name="T1">Adopting “Undertaker”</text:span></text:span><text:span text:style-name="T1">: The name “Undertaker” symbolizes Shin’s role as the one who guides his fallen comrades to their final rest. It reflects his acceptance of his responsibilities and his commitment to honoring those who have died.</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16:54:12.226000000</meta:creation-date>
    <dc:date>2024-10-09T20:28:45.449000000</dc:date>
    <meta:editing-duration>P1DT3H24M21S</meta:editing-duration>
    <meta:editing-cycles>1</meta:editing-cycles>
    <meta:document-statistic meta:table-count="0" meta:image-count="0" meta:object-count="0" meta:page-count="2" meta:paragraph-count="20" meta:word-count="558" meta:character-count="3334" meta:non-whitespace-character-count="2812"/>
    <meta:generator>LibreOffice/24.2.3.2$Windows_X86_64 LibreOffice_project/433d9c2ded56988e8a90e6b2e771ee4e6a5ab2ba</meta:generator>
  </office:meta>
</office:document-meta>
</file>